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line_po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asurement_2xf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_minus_f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.4167" calcext:value-type="float">
            <text:p>73.4167</text:p>
          </table:table-cell>
          <table:table-cell office:value-type="float" office:value="136613" calcext:value-type="float">
            <text:p>136613</text:p>
          </table:table-cell>
          <table:table-cell office:value-type="string" calcext:value-type="string">
            <text:p>-</text:p>
          </table:table-cell>
          <table:table-cell table:formula="of:=2*[.B2]" office:value-type="float" office:value="146.8334" calcext:value-type="float">
            <text:p>146.8334</text:p>
          </table:table-cell>
          <table:table-cell table:formula="of:=[.E2]" office:value-type="float" office:value="146.8334" calcext:value-type="float">
            <text:p>146.8334</text:p>
          </table:table-cell>
          <table:table-cell table:formula="of:=[.E2]-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.4173" calcext:value-type="float">
            <text:p>73.4173</text:p>
          </table:table-cell>
          <table:table-cell office:value-type="float" office:value="136614" calcext:value-type="float">
            <text:p>136614</text:p>
          </table:table-cell>
          <table:table-cell office:value-type="string" calcext:value-type="string">
            <text:p>-</text:p>
          </table:table-cell>
          <table:table-cell table:formula="of:=2*[.B3]" office:value-type="float" office:value="146.8346" calcext:value-type="float">
            <text:p>146.8346</text:p>
          </table:table-cell>
          <table:table-cell office:value-type="float" office:value="146.8334" calcext:value-type="float">
            <text:p>146.8334</text:p>
          </table:table-cell>
          <table:table-cell table:formula="of:=[.E3]-[.F3]" office:value-type="float" office:value="0.00119999999998299" calcext:value-type="float">
            <text:p>0.001199999999982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.4179" calcext:value-type="float">
            <text:p>73.4179</text:p>
          </table:table-cell>
          <table:table-cell office:value-type="float" office:value="136615" calcext:value-type="float">
            <text:p>136615</text:p>
          </table:table-cell>
          <table:table-cell office:value-type="string" calcext:value-type="string">
            <text:p>-</text:p>
          </table:table-cell>
          <table:table-cell table:formula="of:=2*[.B4]" office:value-type="float" office:value="146.8358" calcext:value-type="float">
            <text:p>146.8358</text:p>
          </table:table-cell>
          <table:table-cell office:value-type="float" office:value="146.8334" calcext:value-type="float">
            <text:p>146.8334</text:p>
          </table:table-cell>
          <table:table-cell table:formula="of:=[.E4]-[.F4]" office:value-type="float" office:value="0.00239999999999441" calcext:value-type="float">
            <text:p>0.002399999999994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.4166" calcext:value-type="float">
            <text:p>73.4166</text:p>
          </table:table-cell>
          <table:table-cell office:value-type="float" office:value="136616" calcext:value-type="float">
            <text:p>136616</text:p>
          </table:table-cell>
          <table:table-cell office:value-type="string" calcext:value-type="string">
            <text:p>-</text:p>
          </table:table-cell>
          <table:table-cell table:formula="of:=2*[.B5]" office:value-type="float" office:value="146.8332" calcext:value-type="float">
            <text:p>146.8332</text:p>
          </table:table-cell>
          <table:table-cell office:value-type="float" office:value="146.8334" calcext:value-type="float">
            <text:p>146.8334</text:p>
          </table:table-cell>
          <table:table-cell table:formula="of:=[.E5]-[.F5]" office:value-type="float" office:value="-0.000200000000006639" calcext:value-type="float">
            <text:p>-0.0002000000000066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.4168" calcext:value-type="float">
            <text:p>73.4168</text:p>
          </table:table-cell>
          <table:table-cell office:value-type="float" office:value="136617" calcext:value-type="float">
            <text:p>136617</text:p>
          </table:table-cell>
          <table:table-cell office:value-type="string" calcext:value-type="string">
            <text:p>-</text:p>
          </table:table-cell>
          <table:table-cell table:formula="of:=2*[.B6]" office:value-type="float" office:value="146.8336" calcext:value-type="float">
            <text:p>146.8336</text:p>
          </table:table-cell>
          <table:table-cell office:value-type="float" office:value="146.8334" calcext:value-type="float">
            <text:p>146.8334</text:p>
          </table:table-cell>
          <table:table-cell table:formula="of:=[.E6]-[.F6]" office:value-type="float" office:value="0.000199999999978218" calcext:value-type="float">
            <text:p>0.000199999999978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4172" calcext:value-type="float">
            <text:p>73.4172</text:p>
          </table:table-cell>
          <table:table-cell office:value-type="float" office:value="136618" calcext:value-type="float">
            <text:p>136618</text:p>
          </table:table-cell>
          <table:table-cell office:value-type="string" calcext:value-type="string">
            <text:p>-</text:p>
          </table:table-cell>
          <table:table-cell table:formula="of:=2*[.B7]" office:value-type="float" office:value="146.8344" calcext:value-type="float">
            <text:p>146.8344</text:p>
          </table:table-cell>
          <table:table-cell office:value-type="float" office:value="146.8334" calcext:value-type="float">
            <text:p>146.8334</text:p>
          </table:table-cell>
          <table:table-cell table:formula="of:=[.E7]-[.F7]" office:value-type="float" office:value="0.000999999999976353" calcext:value-type="float">
            <text:p>0.000999999999976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.4169" calcext:value-type="float">
            <text:p>73.4169</text:p>
          </table:table-cell>
          <table:table-cell office:value-type="float" office:value="136619" calcext:value-type="float">
            <text:p>136619</text:p>
          </table:table-cell>
          <table:table-cell office:value-type="string" calcext:value-type="string">
            <text:p>-</text:p>
          </table:table-cell>
          <table:table-cell table:formula="of:=2*[.B8]" office:value-type="float" office:value="146.8338" calcext:value-type="float">
            <text:p>146.8338</text:p>
          </table:table-cell>
          <table:table-cell office:value-type="float" office:value="146.8334" calcext:value-type="float">
            <text:p>146.8334</text:p>
          </table:table-cell>
          <table:table-cell table:formula="of:=[.E8]-[.F8]" office:value-type="float" office:value="0.000399999999984857" calcext:value-type="float">
            <text:p>0.0003999999999848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.417" calcext:value-type="float">
            <text:p>73.417</text:p>
          </table:table-cell>
          <table:table-cell office:value-type="float" office:value="136620" calcext:value-type="float">
            <text:p>136620</text:p>
          </table:table-cell>
          <table:table-cell office:value-type="string" calcext:value-type="string">
            <text:p>-</text:p>
          </table:table-cell>
          <table:table-cell table:formula="of:=2*[.B9]" office:value-type="float" office:value="146.834" calcext:value-type="float">
            <text:p>146.834</text:p>
          </table:table-cell>
          <table:table-cell office:value-type="float" office:value="146.8334" calcext:value-type="float">
            <text:p>146.8334</text:p>
          </table:table-cell>
          <table:table-cell table:formula="of:=[.E9]-[.F9]" office:value-type="float" office:value="0.000599999999991496" calcext:value-type="float">
            <text:p>0.0005999999999914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.4175" calcext:value-type="float">
            <text:p>73.4175</text:p>
          </table:table-cell>
          <table:table-cell office:value-type="float" office:value="136621" calcext:value-type="float">
            <text:p>136621</text:p>
          </table:table-cell>
          <table:table-cell office:value-type="string" calcext:value-type="string">
            <text:p>-</text:p>
          </table:table-cell>
          <table:table-cell table:formula="of:=2*[.B10]" office:value-type="float" office:value="146.835" calcext:value-type="float">
            <text:p>146.835</text:p>
          </table:table-cell>
          <table:table-cell office:value-type="float" office:value="146.8334" calcext:value-type="float">
            <text:p>146.8334</text:p>
          </table:table-cell>
          <table:table-cell table:formula="of:=[.E10]-[.F10]" office:value-type="float" office:value="0.00159999999999627" calcext:value-type="float">
            <text:p>0.001599999999996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4174" calcext:value-type="float">
            <text:p>73.4174</text:p>
          </table:table-cell>
          <table:table-cell office:value-type="float" office:value="136622" calcext:value-type="float">
            <text:p>136622</text:p>
          </table:table-cell>
          <table:table-cell office:value-type="string" calcext:value-type="string">
            <text:p>-</text:p>
          </table:table-cell>
          <table:table-cell table:formula="of:=2*[.B11]" office:value-type="float" office:value="146.8348" calcext:value-type="float">
            <text:p>146.8348</text:p>
          </table:table-cell>
          <table:table-cell office:value-type="float" office:value="146.8334" calcext:value-type="float">
            <text:p>146.8334</text:p>
          </table:table-cell>
          <table:table-cell table:formula="of:=[.E11]-[.F11]" office:value-type="float" office:value="0.00139999999998963" calcext:value-type="float">
            <text:p>0.00139999999998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.4175" calcext:value-type="float">
            <text:p>73.4175</text:p>
          </table:table-cell>
          <table:table-cell office:value-type="float" office:value="136623" calcext:value-type="float">
            <text:p>136623</text:p>
          </table:table-cell>
          <table:table-cell office:value-type="string" calcext:value-type="string">
            <text:p>-</text:p>
          </table:table-cell>
          <table:table-cell table:formula="of:=2*[.B12]" office:value-type="float" office:value="146.835" calcext:value-type="float">
            <text:p>146.835</text:p>
          </table:table-cell>
          <table:table-cell office:value-type="float" office:value="146.8334" calcext:value-type="float">
            <text:p>146.8334</text:p>
          </table:table-cell>
          <table:table-cell table:formula="of:=[.E12]-[.F12]" office:value-type="float" office:value="0.00159999999999627" calcext:value-type="float">
            <text:p>0.001599999999996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.4175" calcext:value-type="float">
            <text:p>73.4175</text:p>
          </table:table-cell>
          <table:table-cell office:value-type="float" office:value="136624" calcext:value-type="float">
            <text:p>136624</text:p>
          </table:table-cell>
          <table:table-cell office:value-type="string" calcext:value-type="string">
            <text:p>-</text:p>
          </table:table-cell>
          <table:table-cell table:formula="of:=2*[.B13]" office:value-type="float" office:value="146.835" calcext:value-type="float">
            <text:p>146.835</text:p>
          </table:table-cell>
          <table:table-cell office:value-type="float" office:value="146.8334" calcext:value-type="float">
            <text:p>146.8334</text:p>
          </table:table-cell>
          <table:table-cell table:formula="of:=[.E13]-[.F13]" office:value-type="float" office:value="0.00159999999999627" calcext:value-type="float">
            <text:p>0.001599999999996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.4176" calcext:value-type="float">
            <text:p>73.4176</text:p>
          </table:table-cell>
          <table:table-cell office:value-type="float" office:value="136625" calcext:value-type="float">
            <text:p>136625</text:p>
          </table:table-cell>
          <table:table-cell office:value-type="string" calcext:value-type="string">
            <text:p>-</text:p>
          </table:table-cell>
          <table:table-cell table:formula="of:=2*[.B14]" office:value-type="float" office:value="146.8352" calcext:value-type="float">
            <text:p>146.8352</text:p>
          </table:table-cell>
          <table:table-cell office:value-type="float" office:value="146.8334" calcext:value-type="float">
            <text:p>146.8334</text:p>
          </table:table-cell>
          <table:table-cell table:formula="of:=[.E14]-[.F14]" office:value-type="float" office:value="0.00179999999997449" calcext:value-type="float">
            <text:p>0.001799999999974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.4177" calcext:value-type="float">
            <text:p>73.4177</text:p>
          </table:table-cell>
          <table:table-cell office:value-type="float" office:value="136626" calcext:value-type="float">
            <text:p>136626</text:p>
          </table:table-cell>
          <table:table-cell office:value-type="string" calcext:value-type="string">
            <text:p>-</text:p>
          </table:table-cell>
          <table:table-cell table:formula="of:=2*[.B15]" office:value-type="float" office:value="146.8354" calcext:value-type="float">
            <text:p>146.8354</text:p>
          </table:table-cell>
          <table:table-cell office:value-type="float" office:value="146.8334" calcext:value-type="float">
            <text:p>146.8334</text:p>
          </table:table-cell>
          <table:table-cell table:formula="of:=[.E15]-[.F15]" office:value-type="float" office:value="0.00199999999998113" calcext:value-type="float">
            <text:p>0.00199999999998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.4174" calcext:value-type="float">
            <text:p>73.4174</text:p>
          </table:table-cell>
          <table:table-cell office:value-type="float" office:value="136627" calcext:value-type="float">
            <text:p>136627</text:p>
          </table:table-cell>
          <table:table-cell office:value-type="string" calcext:value-type="string">
            <text:p>-</text:p>
          </table:table-cell>
          <table:table-cell table:formula="of:=2*[.B16]" office:value-type="float" office:value="146.8348" calcext:value-type="float">
            <text:p>146.8348</text:p>
          </table:table-cell>
          <table:table-cell office:value-type="float" office:value="146.8334" calcext:value-type="float">
            <text:p>146.8334</text:p>
          </table:table-cell>
          <table:table-cell table:formula="of:=[.E16]-[.F16]" office:value-type="float" office:value="0.00139999999998963" calcext:value-type="float">
            <text:p>0.001399999999989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.4181" calcext:value-type="float">
            <text:p>73.4181</text:p>
          </table:table-cell>
          <table:table-cell office:value-type="float" office:value="136628" calcext:value-type="float">
            <text:p>136628</text:p>
          </table:table-cell>
          <table:table-cell office:value-type="string" calcext:value-type="string">
            <text:p>-</text:p>
          </table:table-cell>
          <table:table-cell table:formula="of:=2*[.B17]" office:value-type="float" office:value="146.8362" calcext:value-type="float">
            <text:p>146.8362</text:p>
          </table:table-cell>
          <table:table-cell office:value-type="float" office:value="146.8334" calcext:value-type="float">
            <text:p>146.8334</text:p>
          </table:table-cell>
          <table:table-cell table:formula="of:=[.E17]-[.F17]" office:value-type="float" office:value="0.00279999999997926" calcext:value-type="float">
            <text:p>0.00279999999997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.418" calcext:value-type="float">
            <text:p>73.418</text:p>
          </table:table-cell>
          <table:table-cell office:value-type="float" office:value="136629" calcext:value-type="float">
            <text:p>136629</text:p>
          </table:table-cell>
          <table:table-cell office:value-type="string" calcext:value-type="string">
            <text:p>-</text:p>
          </table:table-cell>
          <table:table-cell table:formula="of:=2*[.B18]" office:value-type="float" office:value="146.836" calcext:value-type="float">
            <text:p>146.836</text:p>
          </table:table-cell>
          <table:table-cell office:value-type="float" office:value="146.8334" calcext:value-type="float">
            <text:p>146.8334</text:p>
          </table:table-cell>
          <table:table-cell table:formula="of:=[.E18]-[.F18]" office:value-type="float" office:value="0.00260000000000105" calcext:value-type="float">
            <text:p>0.002600000000001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.4178" calcext:value-type="float">
            <text:p>73.4178</text:p>
          </table:table-cell>
          <table:table-cell office:value-type="float" office:value="136630" calcext:value-type="float">
            <text:p>136630</text:p>
          </table:table-cell>
          <table:table-cell office:value-type="string" calcext:value-type="string">
            <text:p>-</text:p>
          </table:table-cell>
          <table:table-cell table:formula="of:=2*[.B19]" office:value-type="float" office:value="146.8356" calcext:value-type="float">
            <text:p>146.8356</text:p>
          </table:table-cell>
          <table:table-cell office:value-type="float" office:value="146.8334" calcext:value-type="float">
            <text:p>146.8334</text:p>
          </table:table-cell>
          <table:table-cell table:formula="of:=[.E19]-[.F19]" office:value-type="float" office:value="0.00219999999998777" calcext:value-type="float">
            <text:p>0.002199999999987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.4186" calcext:value-type="float">
            <text:p>73.4186</text:p>
          </table:table-cell>
          <table:table-cell office:value-type="float" office:value="136631" calcext:value-type="float">
            <text:p>136631</text:p>
          </table:table-cell>
          <table:table-cell office:value-type="string" calcext:value-type="string">
            <text:p>-</text:p>
          </table:table-cell>
          <table:table-cell table:formula="of:=2*[.B20]" office:value-type="float" office:value="146.8372" calcext:value-type="float">
            <text:p>146.8372</text:p>
          </table:table-cell>
          <table:table-cell office:value-type="float" office:value="146.8334" calcext:value-type="float">
            <text:p>146.8334</text:p>
          </table:table-cell>
          <table:table-cell table:formula="of:=[.E20]-[.F20]" office:value-type="float" office:value="0.00379999999998404" calcext:value-type="float">
            <text:p>0.00379999999998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.4191" calcext:value-type="float">
            <text:p>73.4191</text:p>
          </table:table-cell>
          <table:table-cell office:value-type="float" office:value="136632" calcext:value-type="float">
            <text:p>136632</text:p>
          </table:table-cell>
          <table:table-cell office:value-type="string" calcext:value-type="string">
            <text:p>-</text:p>
          </table:table-cell>
          <table:table-cell table:formula="of:=2*[.B21]" office:value-type="float" office:value="146.8382" calcext:value-type="float">
            <text:p>146.8382</text:p>
          </table:table-cell>
          <table:table-cell office:value-type="float" office:value="146.8334" calcext:value-type="float">
            <text:p>146.8334</text:p>
          </table:table-cell>
          <table:table-cell table:formula="of:=[.E21]-[.F21]" office:value-type="float" office:value="0.00479999999998881" calcext:value-type="float">
            <text:p>0.004799999999988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.4181" calcext:value-type="float">
            <text:p>73.4181</text:p>
          </table:table-cell>
          <table:table-cell office:value-type="float" office:value="136633" calcext:value-type="float">
            <text:p>136633</text:p>
          </table:table-cell>
          <table:table-cell office:value-type="string" calcext:value-type="string">
            <text:p>-</text:p>
          </table:table-cell>
          <table:table-cell table:formula="of:=2*[.B22]" office:value-type="float" office:value="146.8362" calcext:value-type="float">
            <text:p>146.8362</text:p>
          </table:table-cell>
          <table:table-cell office:value-type="float" office:value="146.8334" calcext:value-type="float">
            <text:p>146.8334</text:p>
          </table:table-cell>
          <table:table-cell table:formula="of:=[.E22]-[.F22]" office:value-type="float" office:value="0.00279999999997926" calcext:value-type="float">
            <text:p>0.00279999999997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.4179" calcext:value-type="float">
            <text:p>73.4179</text:p>
          </table:table-cell>
          <table:table-cell office:value-type="float" office:value="136634" calcext:value-type="float">
            <text:p>136634</text:p>
          </table:table-cell>
          <table:table-cell office:value-type="string" calcext:value-type="string">
            <text:p>-</text:p>
          </table:table-cell>
          <table:table-cell table:formula="of:=2*[.B23]" office:value-type="float" office:value="146.8358" calcext:value-type="float">
            <text:p>146.8358</text:p>
          </table:table-cell>
          <table:table-cell office:value-type="float" office:value="146.8334" calcext:value-type="float">
            <text:p>146.8334</text:p>
          </table:table-cell>
          <table:table-cell table:formula="of:=[.E23]-[.F23]" office:value-type="float" office:value="0.00239999999999441" calcext:value-type="float">
            <text:p>0.00239999999999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.418" calcext:value-type="float">
            <text:p>73.418</text:p>
          </table:table-cell>
          <table:table-cell office:value-type="float" office:value="136635" calcext:value-type="float">
            <text:p>136635</text:p>
          </table:table-cell>
          <table:table-cell office:value-type="string" calcext:value-type="string">
            <text:p>measured twice for reference</text:p>
          </table:table-cell>
          <table:table-cell table:formula="of:=2*[.B24]" office:value-type="float" office:value="146.836" calcext:value-type="float">
            <text:p>146.836</text:p>
          </table:table-cell>
          <table:table-cell office:value-type="float" office:value="146.8334" calcext:value-type="float">
            <text:p>146.8334</text:p>
          </table:table-cell>
          <table:table-cell table:formula="of:=[.E24]-[.F24]" office:value-type="float" office:value="0.00260000000000105" calcext:value-type="float">
            <text:p>0.00260000000000105</text:p>
          </table:table-cell>
        </table:table-row>
      </table:table>
      <table:named-expressions/>
      <table:database-ranges>
        <table:database-range table:name="__Anonymous_Sheet_DB__0" table:target-range-address="Sheet1.A2:Sheet1.G2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6:22:13.932732554</meta:creation-date>
    <dc:date>2024-11-06T16:18:21.466220650</dc:date>
    <meta:editing-duration>PT9M28S</meta:editing-duration>
    <meta:editing-cycles>4</meta:editing-cycles>
    <meta:generator>LibreOffice/24.2.6.2$Linux_X86_64 LibreOffice_project/420$Build-2</meta:generator>
    <meta:document-statistic meta:table-count="1" meta:cell-count="168" meta:object-count="0"/>
  </office:meta>
</office:document-meta>
</file>